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fo:background-color="#f898c8"/>
    </style:style>
    <style:style style:name="ce25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7"/>
        <table:table-column table:style-name="co2" table:default-cell-style-name="ce4"/>
        <table:table-column table:style-name="co3" table:default-cell-style-name="ce17"/>
        <table:table-column table:style-name="co6" table:number-columns-repeated="1016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OrderChange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Order Change. Details</text:p>
          </table:table-cell>
          <table:table-cell table:style-name="ce2" office:value-type="string">
            <text:p>OrderChange</text:p>
          </table:table-cell>
          <table:table-cell table:style-name="ce2" office:value-type="string">
            <text:p>The document used to specify changes to an existing Order.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Modifica Ordine</text:p>
          </table:table-cell>
          <table:table-cell table:style-name="ce15" office:value-type="string">
            <text:p>Il documento usato per specificare le modifiche ad un Ordine esistente.</text:p>
          </table:table-cell>
          <table:table-cell table:style-name="ce24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office:value-type="string">
            <text:p>Order Change. UBL Version Identifier. Identifier</text:p>
          </table:table-cell>
          <table:table-cell table:style-name="ce3" office:value-type="string">
            <text:p>UBLVersionID</text:p>
          </table:table-cell>
          <table:table-cell table:style-name="ce3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Versione UBL</text:p>
          </table:table-cell>
          <table:table-cell table:style-name="ce16" office:value-type="string">
            <text:p>La versione più recente dello schema UBL 2 per questo tipo documento che definisce tutti gli elementi che potrebbero essere presenti in questa istanza.</text:p>
          </table:table-cell>
          <table:table-cell table:number-columns-repeated="1016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office:value-type="string">
            <text:p>Order Change. Customization Identifier. Identifier</text:p>
          </table:table-cell>
          <table:table-cell table:style-name="ce3" office:value-type="string">
            <text:p>CustomizationID</text:p>
          </table:table-cell>
          <table:table-cell table:style-name="ce3" office:value-type="string">
            <text:p>Identifies a user-defined customization of UBL for a specific us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Personalizzazione</text:p>
          </table:table-cell>
          <table:table-cell table:style-name="ce16" office:value-type="string">
            <text:p>Identifica una personalizzazione di UBL definita dall'utente per un uso specifico.</text:p>
          </table:table-cell>
          <table:table-cell table:number-columns-repeated="1016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office:value-type="string">
            <text:p>Order Change. Profile Identifier. Identifier</text:p>
          </table:table-cell>
          <table:table-cell table:style-name="ce3" office:value-type="string">
            <text:p>ProfileID</text:p>
          </table:table-cell>
          <table:table-cell table:style-name="ce3" office:value-type="string">
            <text:p>Identifies a user-defined profile of the customization of UBL being used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Profilo</text:p>
          </table:table-cell>
          <table:table-cell table:style-name="ce16" office:value-type="string">
            <text:p>Identifica il profilo utente della personalizzazione di UBL usata.</text:p>
          </table:table-cell>
          <table:table-cell table:number-columns-repeated="1016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office:value-type="string">
            <text:p>Order Change. Identifier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An identifier for the Order Change assigned by the Buyer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</text:p>
          </table:table-cell>
          <table:table-cell table:style-name="ce16" office:value-type="string">
            <text:p>Un identificatore per la Modifica Ordine assegnato dall'Acquirente.</text:p>
          </table:table-cell>
          <table:table-cell table:number-columns-repeated="1016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3" office:value-type="string">
            <text:p>Order Change. Sales Order Identifier. Identifier</text:p>
          </table:table-cell>
          <table:table-cell table:style-name="ce3" office:value-type="string">
            <text:p>SalesOrderID</text:p>
          </table:table-cell>
          <table:table-cell table:style-name="ce3" office:value-type="string">
            <text:p>An identifier for the Order Change issued by the Seller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Ordine Venditore</text:p>
          </table:table-cell>
          <table:table-cell table:style-name="ce16" office:value-type="string">
            <text:p>Un identificatore per la Modifica Ordine assegnato dal Venditore.</text:p>
          </table:table-cell>
          <table:table-cell table:number-columns-repeated="1016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3" office:value-type="string">
            <text:p>Order Change. Copy_ Indicator. Indicator</text:p>
          </table:table-cell>
          <table:table-cell table:style-name="ce3" office:value-type="string">
            <text:p>CopyIndicator</text:p>
          </table:table-cell>
          <table:table-cell table:style-name="ce3" office:value-type="string">
            <text:p>Indicates whether the Order Change is a copy (true) or not (false)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ndicatore di Copia</text:p>
          </table:table-cell>
          <table:table-cell table:style-name="ce16" office:value-type="string">
            <text:p>Indica se la Modifica Ordine è (true) o non è (false) una copia.</text:p>
          </table:table-cell>
          <table:table-cell table:number-columns-repeated="1016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office:value-type="string">
            <text:p>Order Change. UUID. Identifier</text:p>
          </table:table-cell>
          <table:table-cell table:style-name="ce3" office:value-type="string">
            <text:p>UUID</text:p>
          </table:table-cell>
          <table:table-cell table:style-name="ce3" office:value-type="string">
            <text:p>A universally unique identifier for an instance of this ABI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UUID</text:p>
          </table:table-cell>
          <table:table-cell table:style-name="ce16" office:value-type="string">
            <text:p>Un identificatore univoco universale per una istanza di questo ABIE.</text:p>
          </table:table-cell>
          <table:table-cell table:number-columns-repeated="1016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office:value-type="string">
            <text:p>Order Change. Issue Date. Date</text:p>
          </table:table-cell>
          <table:table-cell table:style-name="ce3" office:value-type="string">
            <text:p>IssueDate</text:p>
          </table:table-cell>
          <table:table-cell table:style-name="ce3" office:value-type="string">
            <text:p>The date assigned by the Buyer on which the Order was changed.</text:p>
          </table:table-cell>
          <table:table-cell table:style-name="ce3" office:value-type="string">
            <text:p>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Data Emissione</text:p>
          </table:table-cell>
          <table:table-cell table:style-name="ce16" office:value-type="string">
            <text:p>Data di modifica Ordine assegnata dall'Acquirente.</text:p>
          </table:table-cell>
          <table:table-cell table:number-columns-repeated="1016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3" office:value-type="string">
            <text:p>Order Change. Issue Time. Time</text:p>
          </table:table-cell>
          <table:table-cell table:style-name="ce3" office:value-type="string">
            <text:p>IssueTime</text:p>
          </table:table-cell>
          <table:table-cell table:style-name="ce3" office:value-type="string">
            <text:p>The time assigned by the Buyer at which the Order was changed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Ora Emissione</text:p>
          </table:table-cell>
          <table:table-cell table:style-name="ce16" office:value-type="string">
            <text:p>Ora di modifica all'Ordine assegnata dall'Acquirente.</text:p>
          </table:table-cell>
          <table:table-cell table:number-columns-repeated="1016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office:value-type="string">
            <text:p>Order Change. Sequence_ Number. Identifier</text:p>
          </table:table-cell>
          <table:table-cell table:style-name="ce3" office:value-type="string">
            <text:p>SequenceNumberID</text:p>
          </table:table-cell>
          <table:table-cell table:style-name="ce3" office:value-type="string">
            <text:p>The Order Change Sequence Number assigned by the Buyer to ensure the proper sequencing of changes.</text:p>
          </table:table-cell>
          <table:table-cell table:style-name="ce3" office:value-type="string">
            <text:p>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Numero Sequenza</text:p>
          </table:table-cell>
          <table:table-cell table:style-name="ce16" office:value-type="string">
            <text:p>Il Numero di Sequenza della Modifica Ordine assegnata dall'Acquirente per assicurare la corretta sequenza delle modifiche.</text:p>
          </table:table-cell>
          <table:table-cell table:number-columns-repeated="1016"/>
        </table:table-row>
        <table:table-row table:style-name="ro5">
          <table:table-cell table:style-name="ce3" office:value-type="float" office:value="12">
            <text:p>12</text:p>
          </table:table-cell>
          <table:table-cell table:style-name="ce3" office:value-type="string">
            <text:p>Order Change. Note. Tex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Free-form text applying to the Order Change. This element may contain notes or any other similar information that is not contained explicitly in another structure.</text:p>
          </table:table-cell>
          <table:table-cell table:style-name="ce3" office:value-type="string">
            <text:p>0..n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Nota</text:p>
          </table:table-cell>
          <table:table-cell table:style-name="ce16" office:value-type="string">
            <text:p>Testo libero relativo alla Modifica Ordine. Può contenere note o altre informazioni non esplicitamente previste nella struttura del documento.</text:p>
          </table:table-cell>
          <table:table-cell table:number-columns-repeated="1016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3" office:value-type="string">
            <text:p>Order Change. Requested Invoice_ Currency Code. Code</text:p>
          </table:table-cell>
          <table:table-cell table:style-name="ce3" office:value-type="string">
            <text:p>RequestedInvoiceCurrencyCode</text:p>
          </table:table-cell>
          <table:table-cell table:style-name="ce3" office:value-type="string">
            <text:p>The currency requested for amount totals in Invoices related to this Order Chang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Imposte</text:p>
          </table:table-cell>
          <table:table-cell table:style-name="ce16" office:value-type="string">
            <text:p>La valuta richiesta per gli importi totali delle Fatture relative a questa Modifica Ordine.</text:p>
          </table:table-cell>
          <table:table-cell table:number-columns-repeated="1016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3" office:value-type="string">
            <text:p>Order Change. Document_ Currency Code. Code</text:p>
          </table:table-cell>
          <table:table-cell table:style-name="ce3" office:value-type="string">
            <text:p>DocumentCurrencyCode</text:p>
          </table:table-cell>
          <table:table-cell table:style-name="ce3" office:value-type="string">
            <text:p>The default currency for the Order Chang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Documento</text:p>
          </table:table-cell>
          <table:table-cell table:style-name="ce16" office:value-type="string">
            <text:p>La valuta predefinita per la Modifica Ordine.</text:p>
          </table:table-cell>
          <table:table-cell table:number-columns-repeated="1016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3" office:value-type="string">
            <text:p>Order Change. Pricing_ Currency Code. Code</text:p>
          </table:table-cell>
          <table:table-cell table:style-name="ce3" office:value-type="string">
            <text:p>PricingCurrencyCode</text:p>
          </table:table-cell>
          <table:table-cell table:style-name="ce3" office:value-type="string">
            <text:p>The currency that is used for all prices in the Order Chang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Prezzi</text:p>
          </table:table-cell>
          <table:table-cell table:style-name="ce16" office:value-type="string">
            <text:p>La valuta utilizzata per tutti i prezzi nella Modifica Ordine.</text:p>
          </table:table-cell>
          <table:table-cell table:number-columns-repeated="1016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3" office:value-type="string">
            <text:p>Order Change. Tax_ Currency Code. Code</text:p>
          </table:table-cell>
          <table:table-cell table:style-name="ce3" office:value-type="string">
            <text:p>TaxCurrencyCode</text:p>
          </table:table-cell>
          <table:table-cell table:style-name="ce3" office:value-type="string">
            <text:p>The currency requested for tax amounts in Invoices related to this Order Chang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Imposta</text:p>
          </table:table-cell>
          <table:table-cell table:style-name="ce16" office:value-type="string">
            <text:p>La valuta richiesta per le imposte nelle Fatture relative a questa Modifica Ordine.</text:p>
          </table:table-cell>
          <table:table-cell table:number-columns-repeated="1016"/>
        </table:table-row>
        <table:table-row table:style-name="ro5">
          <table:table-cell table:style-name="ce3" office:value-type="float" office:value="17">
            <text:p>17</text:p>
          </table:table-cell>
          <table:table-cell table:style-name="ce3" office:value-type="string">
            <text:p>Order Change. Customer Reference. Text</text:p>
          </table:table-cell>
          <table:table-cell table:style-name="ce3" office:value-type="string">
            <text:p>CustomerReference</text:p>
          </table:table-cell>
          <table:table-cell table:style-name="ce3" office:value-type="string">
            <text:p>A supplementary reference for the transaction (e.g., CRI when using purchasing card)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Rif.to Cliente</text:p>
          </table:table-cell>
          <table:table-cell table:style-name="ce16" office:value-type="string">
            <text:p>Riferimento ulteriore per la transazione, es. L'Indicatore del Riferimento Cliente (CRI) in una transazione di acquisto con carta.</text:p>
          </table:table-cell>
          <table:table-cell table:number-columns-repeated="1016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3" office:value-type="string">
            <text:p>Order Change. Accounting Cost Code. Code</text:p>
          </table:table-cell>
          <table:table-cell table:style-name="ce3" office:value-type="string">
            <text:p>AccountingCostCode</text:p>
          </table:table-cell>
          <table:table-cell table:style-name="ce3" office:value-type="string">
            <text:p>The Buyer's accounting code applied to the Order Change as a whol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Conto Contabile</text:p>
          </table:table-cell>
          <table:table-cell table:style-name="ce16" office:value-type="string">
            <text:p>Il Codice Conto Contabile dell'Acquirente applicato all'intera Modifica Ordine.</text:p>
          </table:table-cell>
          <table:table-cell table:number-columns-repeated="1016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3" office:value-type="string">
            <text:p>Order Change. Accounting Cost. Text</text:p>
          </table:table-cell>
          <table:table-cell table:style-name="ce3" office:value-type="string">
            <text:p>AccountingCost</text:p>
          </table:table-cell>
          <table:table-cell table:style-name="ce3" office:value-type="string">
            <text:p>The Buyer's accounting code applied to the Order Change as a whole, expressed as text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entro di Costo</text:p>
          </table:table-cell>
          <table:table-cell table:style-name="ce16" office:value-type="string">
            <text:p>Il Centro di Costo contabile dell'Acquirente applicato all'intera Modifica Ordine, espresso come testo.</text:p>
          </table:table-cell>
          <table:table-cell table:number-columns-repeated="1016"/>
        </table:table-row>
        <table:table-row table:style-name="ro6">
          <table:table-cell table:style-name="ce3" office:value-type="float" office:value="20">
            <text:p>20</text:p>
          </table:table-cell>
          <table:table-cell table:style-name="ce3" office:value-type="string">
            <text:p>Order Change. Line Count. Numeric</text:p>
          </table:table-cell>
          <table:table-cell table:style-name="ce3" office:value-type="string">
            <text:p>LineCountNumeric</text:p>
          </table:table-cell>
          <table:table-cell table:style-name="ce3" office:value-type="string">
            <text:p>The number of lines in the document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Totale Righe</text:p>
          </table:table-cell>
          <table:table-cell table:style-name="ce16" office:value-type="string">
            <text:p>Numero di righe nel documento.</text:p>
          </table:table-cell>
          <table:table-cell table:number-columns-repeated="1016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Order Change. Validity_ Period. Period</text:p>
          </table:table-cell>
          <table:table-cell office:value-type="string">
            <text:p>ValidityPeriod</text:p>
          </table:table-cell>
          <table:table-cell office:value-type="string">
            <text:p>The period for which the changed Order is valid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Periodo di Validità</text:p>
          </table:table-cell>
          <table:table-cell office:value-type="string">
            <text:p>Periodo per il quale la Modifica Ordine rimane valida.</text:p>
          </table:table-cell>
          <table:table-cell table:style-name="ce25" table:number-columns-repeated="1016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Order Change. Order Reference</text:p>
          </table:table-cell>
          <table:table-cell office:value-type="string">
            <text:p>OrderReference</text:p>
          </table:table-cell>
          <table:table-cell office:value-type="string">
            <text:p>An association to Order Reference (the reference of the Order being changed)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Rif.to Ordine</text:p>
          </table:table-cell>
          <table:table-cell office:value-type="string">
            <text:p>Associazione ad un Ordine collegato (il riferimento all'Ordine modificato).</text:p>
          </table:table-cell>
          <table:table-cell table:style-name="ce25" table:number-columns-repeated="1016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Order Change. Quotation_ Document Reference. Document Reference</text:p>
          </table:table-cell>
          <table:table-cell office:value-type="string">
            <text:p>QuotationDocumentReference</text:p>
          </table:table-cell>
          <table:table-cell office:value-type="string">
            <text:p>An associative reference to Quotation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if.to Offerta</text:p>
          </table:table-cell>
          <table:table-cell office:value-type="string">
            <text:p>Associazione (riferimento) all'Offerta.</text:p>
          </table:table-cell>
          <table:table-cell table:style-name="ce25" table:number-columns-repeated="1016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Order Change. Originator_ Document Reference. Document Reference</text:p>
          </table:table-cell>
          <table:table-cell office:value-type="string">
            <text:p>OriginatorDocumentReference</text:p>
          </table:table-cell>
          <table:table-cell office:value-type="string">
            <text:p>An associative reference to Originator Document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if.to Documento Originatore</text:p>
          </table:table-cell>
          <table:table-cell office:value-type="string">
            <text:p>Associazione (riferimento) al Documento Originatore.</text:p>
          </table:table-cell>
          <table:table-cell table:style-name="ce25" table:number-columns-repeated="1016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Order Change. Additional_ Document Reference. Document Reference</text:p>
          </table:table-cell>
          <table:table-cell office:value-type="string">
            <text:p>AdditionalDocumentReference</text:p>
          </table:table-cell>
          <table:table-cell office:value-type="string">
            <text:p>An associative reference to Additional Documen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Documento Addizionale</text:p>
          </table:table-cell>
          <table:table-cell office:value-type="string">
            <text:p>Associazione (riferimento) a Documento Addizionale.</text:p>
          </table:table-cell>
          <table:table-cell table:style-name="ce25" table:number-columns-repeated="1016"/>
        </table:table-row>
        <table:table-row table:style-name="ro6">
          <table:table-cell office:value-type="float" office:value="26">
            <text:p>26</text:p>
          </table:table-cell>
          <table:table-cell office:value-type="string">
            <text:p>Order Change. Contract</text:p>
          </table:table-cell>
          <table:table-cell office:value-type="string">
            <text:p>Contract</text:p>
          </table:table-cell>
          <table:table-cell office:value-type="string">
            <text:p>An association to Contract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Contratto</text:p>
          </table:table-cell>
          <table:table-cell office:value-type="string">
            <text:p>Associazione al Contratto.</text:p>
          </table:table-cell>
          <table:table-cell table:style-name="ce25" table:number-columns-repeated="1016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Order Change. Signature</text:p>
          </table:table-cell>
          <table:table-cell office:value-type="string">
            <text:p>Signature</text:p>
          </table:table-cell>
          <table:table-cell office:value-type="string">
            <text:p>An association to Signatur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Firma</text:p>
          </table:table-cell>
          <table:table-cell office:value-type="string">
            <text:p>Associazione alla Firma.</text:p>
          </table:table-cell>
          <table:table-cell table:style-name="ce25" table:number-columns-repeated="1016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Order Change. Buyer_ Customer Party. Customer Party</text:p>
          </table:table-cell>
          <table:table-cell office:value-type="string">
            <text:p>BuyerCustomerParty</text:p>
          </table:table-cell>
          <table:table-cell office:value-type="string">
            <text:p>An association to the Buyer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Acquirente</text:p>
          </table:table-cell>
          <table:table-cell office:value-type="string">
            <text:p>Associazione all'Acquirente.</text:p>
          </table:table-cell>
          <table:table-cell table:style-name="ce25" table:number-columns-repeated="1016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Order Change. Seller_ Supplier Party. Supplier Party</text:p>
          </table:table-cell>
          <table:table-cell office:value-type="string">
            <text:p>SellerSupplierParty</text:p>
          </table:table-cell>
          <table:table-cell office:value-type="string">
            <text:p>An association to the Seller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Venditore</text:p>
          </table:table-cell>
          <table:table-cell office:value-type="string">
            <text:p>Associazione al Venditore.</text:p>
          </table:table-cell>
          <table:table-cell table:style-name="ce25" table:number-columns-repeated="1016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Order Change. Originator_ Customer Party. Customer Party</text:p>
          </table:table-cell>
          <table:table-cell office:value-type="string">
            <text:p>OriginatorCustomerParty</text:p>
          </table:table-cell>
          <table:table-cell office:value-type="string">
            <text:p>An association to the Originator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Originatore</text:p>
          </table:table-cell>
          <table:table-cell office:value-type="string">
            <text:p>Associazione alla Parte Originatrice della transazione.</text:p>
          </table:table-cell>
          <table:table-cell table:style-name="ce25" table:number-columns-repeated="1016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Order Change. Freight Forwarder_ Party. Party</text:p>
          </table:table-cell>
          <table:table-cell office:value-type="string">
            <text:p>FreightForwarderParty</text:p>
          </table:table-cell>
          <table:table-cell office:value-type="string">
            <text:p>An association to a Freight Forwarder or Carrier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Spedizioniere</text:p>
          </table:table-cell>
          <table:table-cell office:value-type="string">
            <text:p>Parte che organizza la spedizione (Spedizioniere) o esegue il trasporto (Vettore).</text:p>
          </table:table-cell>
          <table:table-cell table:style-name="ce25" table:number-columns-repeated="1016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Order Change. Accounting_ Customer Party. Customer Party</text:p>
          </table:table-cell>
          <table:table-cell office:value-type="string">
            <text:p>AccountingCustomerParty</text:p>
          </table:table-cell>
          <table:table-cell office:value-type="string">
            <text:p>An association to the Accounting Customer Part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Cliente Contabile</text:p>
          </table:table-cell>
          <table:table-cell office:value-type="string">
            <text:p>Associazione alla Parte Cliente in Contabilità.</text:p>
          </table:table-cell>
          <table:table-cell table:style-name="ce25" table:number-columns-repeated="1016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Order Change. Accounting_ Supplier Party. Supplier Party</text:p>
          </table:table-cell>
          <table:table-cell office:value-type="string">
            <text:p>AccountingSupplierParty</text:p>
          </table:table-cell>
          <table:table-cell office:value-type="string">
            <text:p>An association to the Accounting Supplier Part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Fornitore Contabile</text:p>
          </table:table-cell>
          <table:table-cell office:value-type="string">
            <text:p>Associazione alla Parte Fornitore in Contabilità.</text:p>
          </table:table-cell>
          <table:table-cell table:style-name="ce25" table:number-columns-repeated="1016"/>
        </table:table-row>
        <table:table-row table:style-name="ro6">
          <table:table-cell office:value-type="float" office:value="34">
            <text:p>34</text:p>
          </table:table-cell>
          <table:table-cell office:value-type="string">
            <text:p>Order Change. Delivery</text:p>
          </table:table-cell>
          <table:table-cell office:value-type="string">
            <text:p>Delivery</text:p>
          </table:table-cell>
          <table:table-cell office:value-type="string">
            <text:p>An association to Delivery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Consegna</text:p>
          </table:table-cell>
          <table:table-cell office:value-type="string">
            <text:p>Associazione al documento di Consegna.</text:p>
          </table:table-cell>
          <table:table-cell table:style-name="ce25" table:number-columns-repeated="1016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Order Change. Delivery Terms</text:p>
          </table:table-cell>
          <table:table-cell office:value-type="string">
            <text:p>DeliveryTerms</text:p>
          </table:table-cell>
          <table:table-cell office:value-type="string">
            <text:p>An association to Delivery Terms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ermini di Consegna</text:p>
          </table:table-cell>
          <table:table-cell office:value-type="string">
            <text:p>Associazione ai Termini di Consegna.</text:p>
          </table:table-cell>
          <table:table-cell table:style-name="ce25" table:number-columns-repeated="1016"/>
        </table:table-row>
        <table:table-row table:style-name="ro6">
          <table:table-cell office:value-type="float" office:value="36">
            <text:p>36</text:p>
          </table:table-cell>
          <table:table-cell office:value-type="string">
            <text:p>Order Change. Payment Means</text:p>
          </table:table-cell>
          <table:table-cell office:value-type="string">
            <text:p>PaymentMeans</text:p>
          </table:table-cell>
          <table:table-cell office:value-type="string">
            <text:p>An association to Payment Means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Modalità di Pagamento</text:p>
          </table:table-cell>
          <table:table-cell office:value-type="string">
            <text:p>Associazione alle Modalità di Pagamento.</text:p>
          </table:table-cell>
          <table:table-cell table:style-name="ce25" table:number-columns-repeated="1016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Order Change. Transaction Conditions</text:p>
          </table:table-cell>
          <table:table-cell office:value-type="string">
            <text:p>TransactionConditions</text:p>
          </table:table-cell>
          <table:table-cell office:value-type="string">
            <text:p>Associates the Order Change with a purchasing, sales, or payment condition applying to the whole order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Condizioni Transazione</text:p>
          </table:table-cell>
          <table:table-cell office:value-type="string">
            <text:p>Associa la Modifica Ordine con una condizione di vendita, acquisto o pagamento relativa all'intero ordine.</text:p>
          </table:table-cell>
          <table:table-cell table:style-name="ce25" table:number-columns-repeated="1016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Order Change. Allowance Charge</text:p>
          </table:table-cell>
          <table:table-cell office:value-type="string">
            <text:p>AllowanceCharge</text:p>
          </table:table-cell>
          <table:table-cell office:value-type="string">
            <text:p>An association to Allowances and Charges that apply to the Order Change as a whol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Abbuono / Addebito</text:p>
          </table:table-cell>
          <table:table-cell office:value-type="string">
            <text:p>Associazione agli Abbuoni e Addebiti che si applicano all'intera Modifica Ordine.</text:p>
          </table:table-cell>
          <table:table-cell table:style-name="ce25" table:number-columns-repeated="1016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Order Change. Destination_ Country. Country</text:p>
          </table:table-cell>
          <table:table-cell office:value-type="string">
            <text:p>DestinationCountry</text:p>
          </table:table-cell>
          <table:table-cell office:value-type="string">
            <text:p>An association to the country of destination (for customs purposes)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Paese di Destinazione</text:p>
          </table:table-cell>
          <table:table-cell office:value-type="string">
            <text:p>Associazione al paese di destinazione (ai fini doganali).</text:p>
          </table:table-cell>
          <table:table-cell table:style-name="ce25" table:number-columns-repeated="1016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Order Change. Tax Total</text:p>
          </table:table-cell>
          <table:table-cell office:value-type="string">
            <text:p>TaxTotal</text:p>
          </table:table-cell>
          <table:table-cell office:value-type="string">
            <text:p>An association to the total tax amount of the changed Order (as calculated by the Buyer)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Totale Imposte</text:p>
          </table:table-cell>
          <table:table-cell office:value-type="string">
            <text:p>Associazione al totale imposte dell'Ordine modificato (come calcolato dall'Acquirente).</text:p>
          </table:table-cell>
          <table:table-cell table:style-name="ce25" table:number-columns-repeated="1016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Order Change. Anticipated_ Monetary Total. Monetary Total</text:p>
          </table:table-cell>
          <table:table-cell office:value-type="string">
            <text:p>AnticipatedMonetaryTotal</text:p>
          </table:table-cell>
          <table:table-cell office:value-type="string">
            <text:p>An association to the total amounts for the Order Change anticipated by the Buyer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otale Anticipi</text:p>
          </table:table-cell>
          <table:table-cell office:value-type="string">
            <text:p>Associazione agli importi totali anticipati dall'Acquirente per la Modifica Ordine.</text:p>
          </table:table-cell>
          <table:table-cell table:style-name="ce25" table:number-columns-repeated="1016"/>
        </table:table-row>
        <table:table-row table:style-name="ro6">
          <table:table-cell office:value-type="float" office:value="42">
            <text:p>42</text:p>
          </table:table-cell>
          <table:table-cell office:value-type="string">
            <text:p>Order Change. Order Line</text:p>
          </table:table-cell>
          <table:table-cell office:value-type="string">
            <text:p>OrderLine</text:p>
          </table:table-cell>
          <table:table-cell office:value-type="string">
            <text:p>An association to one or more (changed) Order Lines.</text:p>
          </table:table-cell>
          <table:table-cell office:value-type="string">
            <text:p>1..n</text:p>
          </table:table-cell>
          <table:table-cell office:value-type="string">
            <text:p>ASBIE</text:p>
          </table:table-cell>
          <table:table-cell office:value-type="string">
            <text:p>Riga Ordine</text:p>
          </table:table-cell>
          <table:table-cell office:value-type="string">
            <text:p>Associazione ad una o più Righe Ordine (modificate)</text:p>
          </table:table-cell>
          <table:table-cell table:style-name="ce25" table:number-columns-repeated="1016"/>
        </table:table-row>
        <table:table-row table:style-name="ro6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OrderChange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41:30</dc:date>
    <meta:document-statistic meta:table-count="1" meta:cell-count="347" meta:object-count="0"/>
    <meta:generator>OpenOffice.org/3.0$Win32 OpenOffice.org_project/300m9$Build-9358</meta:generator>
  </office:meta>
</office:document-meta>
</file>